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8*"/>
    </style:style>
    <style:style style:name="Table1.C" style:family="table-column">
      <style:table-column-properties style:column-width="3.401cm" style:rel-column-width="13107*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le1.E1" style:family="table-cell">
      <style:table-cell-properties fo:background-color="#999999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6pt" fo:font-style="italic" officeooo:rsid="0037eea6" officeooo:paragraph-rsid="0039b4ab" style:font-size-asian="6pt" style:font-style-asian="italic" style:font-size-complex="6pt" style:font-style-complex="italic"/>
    </style:style>
    <style:style style:name="P2" style:family="paragraph" style:parent-style-name="Header">
      <style:text-properties officeooo:rsid="0037eea6" officeooo:paragraph-rsid="0037eea6"/>
    </style:style>
    <style:style style:name="P3" style:family="paragraph" style:parent-style-name="Table_20_Contents">
      <style:text-properties fo:font-size="6pt" fo:font-style="italic" officeooo:rsid="0039b4ab" officeooo:paragraph-rsid="0039b4ab" style:font-size-asian="6pt" style:font-style-asian="italic" style:font-size-complex="6pt" style:font-style-complex="italic"/>
    </style:style>
    <style:style style:name="P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officeooo:rsid="001e75aa" officeooo:paragraph-rsid="0020c999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Header">
      <style:text-properties fo:font-size="6pt" fo:font-style="italic" officeooo:rsid="004b8ab7" officeooo:paragraph-rsid="004b8ab7" style:font-size-asian="6pt" style:font-style-asian="italic" style:font-size-complex="6pt" style:font-style-complex="italic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" text:name="tr.project"/>
        <text:user-field-decl office:value-type="string" office:string-value="Manager" text:name="tr.manager"/>
        <text:user-field-decl office:value-type="string" office:string-value="Name" text:name="project.name"/>
        <text:user-field-decl office:value-type="string" office:string-value="Manager" text:name="project.manager"/>
        <text:user-field-decl office:value-type="string" office:string-value="project; values=bcws cost, bcwp cost, acwp cost;" text:name="chart1"/>
        <text:user-field-decl office:value-type="string" office:string-value="BCWS Cost" text:name="project.bcwscost"/>
        <text:user-field-decl office:value-type="string" office:string-value="BCWP Cost" text:name="project.bcwpcost"/>
        <text:user-field-decl office:value-type="string" office:string-value="ACWP Cost" text:name="project.acwpcost"/>
        <text:user-field-decl office:value-type="string" office:string-value="BCWS" text:name="tr.bcws"/>
        <text:user-field-decl office:value-type="string" office:string-value="BCWP" text:name="tr.bcwp"/>
        <text:user-field-decl office:value-type="string" office:string-value="ACWP" text:name="tr.acwp"/>
        <text:user-field-decl office:value-type="string" office:string-value="SPI" text:name="tr.spi"/>
        <text:user-field-decl office:value-type="string" office:string-value="CPI" text:name="tr.cpi"/>
        <text:user-field-decl office:value-type="string" office:string-value="SPI Cost" text:name="project.spicost"/>
        <text:user-field-decl office:value-type="string" office:string-value="CPI Cost" text:name="project.cpicost"/>
        <text:user-field-decl office:value-type="string" office:string-value="project; values=spi cost, cpi cost" text:name="chart2"/>
        <text:user-field-decl office:value-type="string" office:string-value="Name" text:name="schedule.name"/>
      </text:user-field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header-rows>
          <table:table-row>
            <table:table-cell table:style-name="Table1.A1" office:value-type="string">
              <text:p text:style-name="P4"><text:user-field-get text:name="tr.bcws">BCWS</text:user-field-get></text:p>
            </table:table-cell>
            <table:table-cell table:style-name="Table1.A1" office:value-type="string">
              <text:p text:style-name="P6"><text:user-field-get text:name="tr.bcwp">BCWP</text:user-field-get></text:p>
            </table:table-cell>
            <table:table-cell table:style-name="Table1.A1" office:value-type="string">
              <text:p text:style-name="P4"><text:user-field-get text:name="tr.acwp">ACWP</text:user-field-get></text:p>
            </table:table-cell>
            <table:table-cell table:style-name="Table1.A1" office:value-type="string">
              <text:p text:style-name="P4"><text:user-field-get text:name="tr.spi">SPI</text:user-field-get></text:p>
            </table:table-cell>
            <table:table-cell table:style-name="Table1.E1" office:value-type="string">
              <text:p text:style-name="P4"><text:user-field-get text:name="tr.cpi">CPI</text:user-field-get></text:p>
            </table:table-cell>
          </table:table-row>
        </table:table-header-rows>
        <table:table-row>
          <table:table-cell table:style-name="Table1.A2" office:value-type="string">
            <text:p text:style-name="Table_20_Contents"><text:user-field-get text:name="project.bcwscost">BCWS Cost</text:user-field-get></text:p>
          </table:table-cell>
          <table:table-cell table:style-name="Table1.B2" office:value-type="string">
            <text:p text:style-name="Table_20_Contents"><text:user-field-get text:name="project.bcwpcost">BCWP Cost</text:user-field-get></text:p>
          </table:table-cell>
          <table:table-cell table:style-name="Table1.C2" office:value-type="string">
            <text:p text:style-name="Table_20_Contents"><text:user-field-get text:name="project.acwpcost">ACWP Cost</text:user-field-get></text:p>
          </table:table-cell>
          <table:table-cell table:style-name="Table1.D2" office:value-type="string">
            <text:p text:style-name="Table_20_Contents"><text:user-field-get text:name="project.spicost">SPI Cost</text:user-field-get></text:p>
          </table:table-cell>
          <table:table-cell table:style-name="Table1.E2" office:value-type="string">
            <text:p text:style-name="Table_20_Contents"><text:user-field-get text:name="project.cpicost">CPI Cost</text:user-field-get></text:p>
          </table:table-cell>
        </table:table-row>
      </table:table>
      <text:p text:style-name="P5"/>
      <text:p text:style-name="P5"><text:user-field-get text:name="chart1">project; values=bcws cost, bcwp cost, acwp cost;</text:user-field-get></text:p>
      <text:p text:style-name="P5"><draw:frame draw:style-name="fr1" draw:name="Object1" text:anchor-type="paragraph" svg:width="16.321cm" svg:height="6.48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user-field-get text:name="chart2">project; values=spi cost, cpi cost</text:user-field-get></text:p>
      <text:p text:style-name="P5"/>
      <text:p text:style-name="P5"><draw:frame draw:style-name="fr2" draw:name="Object2" text:anchor-type="paragraph" svg:width="15.998cm" svg:height="5.584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2.409cm"/>
    </style:style>
    <style:style style:name="Table2.B" style:family="table-column">
      <style:table-column-properties style:column-width="1.482cm"/>
    </style:style>
    <style:style style:name="Table2.C" style:family="table-column">
      <style:table-column-properties style:column-width="3.122cm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fo:font-size="6pt" fo:font-style="italic" officeooo:rsid="0037eea6" officeooo:paragraph-rsid="0039b4ab" style:font-size-asian="6pt" style:font-style-asian="italic" style:font-size-complex="6pt" style:font-style-complex="italic"/>
    </style:style>
    <style:style style:name="MP2" style:family="paragraph" style:parent-style-name="Header">
      <style:text-properties fo:font-size="6pt" fo:font-style="italic" officeooo:rsid="004b8ab7" officeooo:paragraph-rsid="004b8ab7" style:font-size-asian="6pt" style:font-style-asian="italic" style:font-size-complex="6pt" style:font-style-complex="italic"/>
    </style:style>
    <style:style style:name="MP3" style:family="paragraph" style:parent-style-name="Table_20_Contents">
      <style:text-properties fo:font-size="6pt" fo:font-style="italic" officeooo:rsid="0039b4ab" officeooo:paragraph-rsid="0039b4ab" style:font-size-asian="6pt" style:font-style-asian="italic" style:font-size-complex="6pt" style:font-style-complex="italic"/>
    </style:style>
    <style:style style:name="MP4" style:family="paragraph" style:parent-style-name="Header">
      <style:text-properties officeooo:rsid="0037eea6" officeooo:paragraph-rsid="0037ee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text:user-field-get text:name="tr.project">Project</text:user-field-get>:</text:p>
            </table:table-cell>
            <table:table-cell table:style-name="Table2.A1" office:value-type="string">
              <text:p text:style-name="MP2">Schedule:</text:p>
            </table:table-cell>
            <table:table-cell table:style-name="Table2.C1" office:value-type="string">
              <text:p text:style-name="MP3"><text:user-field-get text:name="tr.manager">Manager</text:user-field-get>:</text:p>
            </table:table-cell>
          </table:table-row>
          <table:table-row>
            <table:table-cell table:style-name="Table2.A2" office:value-type="string">
              <text:p text:style-name="Table_20_Contents"><text:user-field-get text:name="project.name">Name</text:user-field-get></text:p>
            </table:table-cell>
            <table:table-cell table:style-name="Table2.A2" office:value-type="string">
              <text:p text:style-name="Table_20_Contents"><text:user-field-get text:name="schedule.name">Name</text:user-field-get></text:p>
            </table:table-cell>
            <table:table-cell table:style-name="Table2.C2" office:value-type="string">
              <text:p text:style-name="Table_20_Contents"><text:user-field-get text:name="project.manager">Manager</text:user-field-ge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22:41.902516529</meta:creation-date>
    <dc:date>2017-05-31T10:56:26.139209176</dc:date>
    <meta:editing-duration>PT18H16M54S</meta:editing-duration>
    <meta:editing-cycles>43</meta:editing-cycles>
    <meta:generator>LibreOffice/5.1.6.2$Linux_X86_64 LibreOffice_project/10m0$Build-2</meta:generator>
    <meta:document-statistic meta:table-count="2" meta:image-count="0" meta:object-count="2" meta:page-count="1" meta:paragraph-count="18" meta:word-count="33" meta:character-count="183" meta:non-whitespace-character-count="1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dash" draw:stroke-dash="Ultrafine_20_Dashed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21cm" svg:height="6.483cm" xlink:href="." xlink:type="simple" chart:class="chart:line" chart:style-name="ch1">
        <chart:legend chart:legend-position="end" svg:x="13.522cm" svg:y="2.444cm" style:legend-expansion="high" chart:style-name="ch2"/>
        <chart:plot-area chart:style-name="ch3" chart:data-source-has-labels="both" svg:x="0.326cm" svg:y="0.129cm" svg:width="12.87cm" svg:height="6.225cm">
          <chartooo:coordinate-region svg:x="0.947cm" svg:y="0.328cm" svg:width="12.249cm" svg:height="5.37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float" office:value="42856">
                <text:p>42856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5.584cm" xlink:href="." xlink:type="simple" chart:class="chart:line" chart:style-name="ch1">
        <chart:legend chart:legend-position="end" svg:x="13.199cm" svg:y="1.995cm" style:legend-expansion="high" chart:style-name="ch2"/>
        <chart:plot-area chart:style-name="ch3" chart:data-source-has-labels="both" svg:x="0.319cm" svg:y="0.111cm" svg:width="12.561cm" svg:height="5.362cm">
          <chartooo:coordinate-region svg:x="0.796cm" svg:y="0.31cm" svg:width="11.462cm" svg:height="4.51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